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3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4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5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6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7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8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1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3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4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5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6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7" style:parent-style-name="Normal" style:family="paragraph">
      <style:paragraph-properties fo:text-align="center"/>
    </style:style>
    <style:style style:name="T18" style:parent-style-name="DefaultParagraphFont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/>
      <text:p text:style-name="P2">Dundalk Institute of Technology</text:p>
      <text:p text:style-name="P3"/>
      <text:p text:style-name="P4"/>
      <text:p text:style-name="P5">Software development 2 group A</text:p>
      <text:p text:style-name="P6"/>
      <text:p text:style-name="P7"/>
      <text:p text:style-name="P8">Iker Arza<text:s/>-<text:s/><text:s/>ID d00275454</text:p>
      <text:p text:style-name="P9"/>
      <text:p text:style-name="P10"/>
      <text:p text:style-name="P11">OOP CA1 – TITANIC PROJECT</text:p>
      <text:p text:style-name="P12"/>
      <text:p text:style-name="P13"/>
      <text:p text:style-name="P14">Professor Dermot Logue</text:p>
      <text:p text:style-name="P15"/>
      <text:p text:style-name="P16"/>
      <text:p text:style-name="P17"><text:span text:style-name="T18">202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333in" fo:margin-left="0.3333in" fo:margin-bottom="0.3333in" fo:margin-right="0.3333in" fo:border="0.0069in solid #000000" fo:padding="0.659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ker Arza Anton</meta:initial-creator>
    <dc:creator>Iker Arza Anton</dc:creator>
    <meta:creation-date>2024-10-19T22:46:00Z</meta:creation-date>
    <dc:date>2024-10-19T22:49:00Z</dc:date>
    <meta:template xlink:href="Normal" xlink:type="simple"/>
    <meta:editing-cycles>1</meta:editing-cycles>
    <meta:editing-duration>PT180S</meta:editing-duration>
    <meta:document-statistic meta:page-count="1" meta:paragraph-count="1" meta:word-count="22" meta:character-count="153" meta:row-count="1" meta:non-whitespace-character-count="132"/>
  </office:meta>
</office:document-meta>
</file>